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;Helvetica" svg:font-family="Arial;Helvetica" style:font-family-generic="roman" svg:panose-1="0 0 0 0 0 0 0 0 0 0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OMBInfo" style:master-page-name="MP0" style:family="paragraph">
      <style:paragraph-properties fo:break-before="page"/>
    </style:style>
    <style:style style:name="P2" style:parent-style-name="HeadingNote" style:family="paragraph">
      <style:paragraph-properties fo:border="0in solid #FFFFFF" fo:padding="0.4305in" style:shadow="#000000 0in 0in"/>
    </style:style>
    <style:style style:name="P3" style:parent-style-name="FormFieldCaption1" style:family="paragraph">
      <style:paragraph-properties fo:border="0in solid #FFFFFF" fo:padding="0.4305in" style:shadow="#000000 0in 0in"/>
      <style:text-properties fo:font-size="11pt" style:font-size-asian="11pt"/>
    </style:style>
    <style:style style:name="P4" style:parent-style-name="FormFieldCaption1" style:family="paragraph">
      <style:paragraph-properties fo:border="0in solid #FFFFFF" fo:padding="0.4305in" style:shadow="#000000 0in 0in"/>
      <style:text-properties fo:font-size="11pt" style:font-size-asian="11pt"/>
    </style:style>
    <style:style style:name="P5" style:parent-style-name="FormFieldCaption1" style:family="paragraph">
      <style:paragraph-properties fo:border="0in solid #FFFFFF" fo:padding="0.4305in" style:shadow="#000000 0in 0in"/>
      <style:text-properties fo:font-size="11pt" style:font-size-asian="11pt"/>
    </style:style>
    <style:style style:name="P6" style:parent-style-name="FormFieldCaption1" style:family="paragraph">
      <style:paragraph-properties fo:border="0in solid #FFFFFF" fo:padding="0.4305in" style:shadow="#000000 0in 0in"/>
    </style:style>
    <style:style style:name="T7" style:parent-style-name="DefaultParagraphFont" style:family="text">
      <style:text-properties fo:font-size="11pt" style:font-size-asian="11pt"/>
    </style:style>
    <style:style style:name="T8" style:parent-style-name="Emphasis" style:family="text">
      <style:text-properties fo:font-size="11pt" style:font-size-asian="11pt"/>
    </style:style>
    <style:style style:name="T9" style:parent-style-name="Emphasis" style:family="text">
      <style:text-properties fo:font-size="11pt" style:font-size-asian="11pt"/>
    </style:style>
    <style:style style:name="TableColumn11" style:family="table-column">
      <style:table-column-properties style:column-width="3.7451in"/>
    </style:style>
    <style:style style:name="TableColumn12" style:family="table-column">
      <style:table-column-properties style:column-width="1.0048in"/>
    </style:style>
    <style:style style:name="TableColumn13" style:family="table-column">
      <style:table-column-properties style:column-width="1.0041in"/>
    </style:style>
    <style:style style:name="TableColumn14" style:family="table-column">
      <style:table-column-properties style:column-width="1.8076in"/>
    </style:style>
    <style:style style:name="Table10" style:family="table">
      <style:table-properties style:width="7.5618in" fo:margin-left="0in" table:align="left"/>
    </style:style>
    <style:style style:name="TableRow15" style:family="table-row">
      <style:table-row-properties fo:keep-together="always"/>
    </style:style>
    <style:style style:name="TableCell16" style:family="table-cell">
      <style:table-cell-properties fo:border-top="0.0069in solid #000001" fo:border-left="none" fo:border-bottom="0.0069in solid #000001" fo:border-right="none" fo:background-color="#FFFFFF" style:vertical-align="middle" fo:padding-top="0in" fo:padding-left="0.075in" fo:padding-bottom="0in" fo:padding-right="0.075in"/>
    </style:style>
    <style:style style:name="P17" style:parent-style-name="FormFieldCaption" style:family="paragraph">
      <style:paragraph-properties fo:text-align="center"/>
      <style:text-properties fo:font-size="11pt" style:font-size-asian="11pt"/>
    </style:style>
    <style:style style:name="TableCell18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68in" fo:padding-bottom="0in" fo:padding-right="0.075in"/>
    </style:style>
    <style:style style:name="P19" style:parent-style-name="FormFieldCaption" style:family="paragraph">
      <style:paragraph-properties fo:text-align="center"/>
      <style:text-properties fo:font-size="11pt" style:font-size-asian="11pt"/>
    </style:style>
    <style:style style:name="P20" style:parent-style-name="FormFieldCaption" style:family="paragraph">
      <style:paragraph-properties fo:text-align="center"/>
    </style:style>
    <style:style style:name="T21" style:parent-style-name="Emphasis" style:family="text">
      <style:text-properties fo:font-size="11pt" style:font-size-asian="11pt"/>
    </style:style>
    <style:style style:name="P22" style:parent-style-name="FormFieldCaption" style:family="paragraph">
      <style:text-properties fo:font-size="11pt" style:font-size-asian="11pt"/>
    </style:style>
    <style:style style:name="TableCell23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68in" fo:padding-bottom="0in" fo:padding-right="0.075in"/>
    </style:style>
    <style:style style:name="P24" style:parent-style-name="FormFieldCaption" style:family="paragraph">
      <style:paragraph-properties fo:text-align="center"/>
      <style:text-properties fo:font-size="11pt" style:font-size-asian="11pt"/>
    </style:style>
    <style:style style:name="P25" style:parent-style-name="FormFieldCaption" style:family="paragraph">
      <style:paragraph-properties fo:text-align="center"/>
      <style:text-properties fo:font-size="11pt" style:font-size-asian="11pt"/>
    </style:style>
    <style:style style:name="P26" style:parent-style-name="FormFieldCaption" style:family="paragraph">
      <style:text-properties fo:font-size="11pt" style:font-size-asian="11pt"/>
    </style:style>
    <style:style style:name="TableCell27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68in" fo:padding-bottom="0in" fo:padding-right="0.075in"/>
    </style:style>
    <style:style style:name="P28" style:parent-style-name="FormFieldCaption" style:family="paragraph">
      <style:paragraph-properties fo:text-align="center"/>
      <style:text-properties fo:font-size="11pt" style:font-size-asian="11pt"/>
    </style:style>
    <style:style style:name="P29" style:parent-style-name="FormFieldCaption" style:family="paragraph">
      <style:text-properties fo:font-size="11pt" style:font-size-asian="11pt"/>
    </style:style>
    <style:style style:name="TableRow30" style:family="table-row">
      <style:table-row-properties style:min-row-height="0.2743in" fo:keep-together="always"/>
    </style:style>
    <style:style style:name="TableCell31" style:family="table-cell">
      <style:table-cell-properties fo:border-top="0.0069in solid #000001" fo:border-left="none" fo:border-bottom="none" fo:border-right="none" fo:background-color="#FFFFFF" fo:padding-top="0in" fo:padding-left="0.075in" fo:padding-bottom="0in" fo:padding-right="0.075in"/>
    </style:style>
    <style:style style:name="P32" style:parent-style-name="FormFieldCaption" style:family="paragraph">
      <style:text-properties fo:font-size="11pt" style:font-size-asian="11pt" style:font-size-complex="11pt"/>
    </style:style>
    <style:style style:name="TableCell33" style:family="table-cell">
      <style:table-cell-properties fo:border-top="0.0069in solid #000001" fo:border-left="0.0069in solid #000001" fo:border-bottom="none" fo:border-right="none" fo:background-color="#FFFFFF" fo:padding-top="0in" fo:padding-left="0.068in" fo:padding-bottom="0in" fo:padding-right="0.075in"/>
    </style:style>
    <style:style style:name="P34" style:parent-style-name="FormFieldCaption" style:family="paragraph">
      <style:paragraph-properties fo:text-align="center"/>
      <style:text-properties fo:font-size="11pt" style:font-size-asian="11pt" style:font-size-complex="11pt"/>
    </style:style>
    <style:style style:name="TableCell35" style:family="table-cell">
      <style:table-cell-properties fo:border-top="0.0069in solid #000001" fo:border-left="0.0069in solid #000001" fo:border-bottom="none" fo:border-right="none" fo:background-color="#FFFFFF" fo:padding-top="0in" fo:padding-left="0.068in" fo:padding-bottom="0in" fo:padding-right="0.075in"/>
    </style:style>
    <style:style style:name="P36" style:parent-style-name="FormFieldCaption" style:family="paragraph">
      <style:paragraph-properties fo:text-align="center"/>
      <style:text-properties fo:font-size="11pt" style:font-size-asian="11pt" style:font-size-complex="11pt"/>
    </style:style>
    <style:style style:name="TableCell37" style:family="table-cell">
      <style:table-cell-properties fo:border-top="0.0069in solid #000001" fo:border-left="0.0069in solid #000001" fo:border-bottom="none" fo:border-right="none" fo:background-color="#FFFFFF" fo:padding-top="0in" fo:padding-left="0.068in" fo:padding-bottom="0in" fo:padding-right="0.075in"/>
    </style:style>
    <style:style style:name="P38" style:parent-style-name="FormFieldCaption" style:family="paragraph">
      <style:paragraph-properties fo:text-align="center"/>
      <style:text-properties fo:font-size="11pt" style:font-size-asian="11pt" style:font-size-complex="11pt"/>
    </style:style>
    <style:style style:name="TableRow39" style:family="table-row">
      <style:table-row-properties style:min-row-height="0.2743in" fo:keep-together="always"/>
    </style:style>
    <style:style style:name="TableCell40" style:family="table-cell">
      <style:table-cell-properties fo:border="none" fo:background-color="#FFFFFF" fo:padding-top="0in" fo:padding-left="0.075in" fo:padding-bottom="0in" fo:padding-right="0.075in"/>
    </style:style>
    <style:style style:name="P41" style:parent-style-name="FormFieldCaption" style:family="paragraph">
      <style:text-properties fo:font-size="11pt" style:font-size-asian="11pt" style:font-size-complex="11pt"/>
    </style:style>
    <style:style style:name="P42" style:parent-style-name="FormFieldCaption" style:family="paragraph">
      <style:text-properties fo:font-size="11pt" style:font-size-asian="11pt" style:font-size-complex="11pt"/>
    </style:style>
    <style:style style:name="TableCell43" style:family="table-cell">
      <style:table-cell-properties fo:border-top="none" fo:border-left="0.0069in solid #000001" fo:border-bottom="none" fo:border-right="none" fo:background-color="#FFFFFF" fo:padding-top="0in" fo:padding-left="0.068in" fo:padding-bottom="0in" fo:padding-right="0.075in"/>
    </style:style>
    <style:style style:name="P44" style:parent-style-name="FormFieldCaption" style:family="paragraph">
      <style:paragraph-properties fo:text-align="center"/>
      <style:text-properties fo:font-size="11pt" style:font-size-asian="11pt" style:font-size-complex="11pt"/>
    </style:style>
    <style:style style:name="TableCell45" style:family="table-cell">
      <style:table-cell-properties fo:border-top="none" fo:border-left="0.0069in solid #000001" fo:border-bottom="none" fo:border-right="none" fo:background-color="#FFFFFF" fo:padding-top="0in" fo:padding-left="0.068in" fo:padding-bottom="0in" fo:padding-right="0.075in"/>
    </style:style>
    <style:style style:name="P46" style:parent-style-name="FormFieldCaption" style:family="paragraph">
      <style:paragraph-properties fo:text-align="center"/>
      <style:text-properties fo:font-size="11pt" style:font-size-asian="11pt" style:font-size-complex="11pt"/>
    </style:style>
    <style:style style:name="TableCell47" style:family="table-cell">
      <style:table-cell-properties fo:border-top="none" fo:border-left="0.0069in solid #000001" fo:border-bottom="none" fo:border-right="none" fo:background-color="#FFFFFF" fo:padding-top="0in" fo:padding-left="0.068in" fo:padding-bottom="0in" fo:padding-right="0.075in"/>
    </style:style>
    <style:style style:name="P48" style:parent-style-name="FormFieldCaption" style:family="paragraph">
      <style:paragraph-properties fo:text-align="center"/>
      <style:text-properties fo:font-size="11pt" style:font-size-asian="11pt" style:font-size-complex="11pt"/>
    </style:style>
    <style:style style:name="TableRow49" style:family="table-row">
      <style:table-row-properties style:min-row-height="0.2743in" fo:keep-together="always"/>
    </style:style>
    <style:style style:name="TableCell50" style:family="table-cell">
      <style:table-cell-properties fo:border="none" fo:background-color="#FFFFFF" fo:padding-top="0in" fo:padding-left="0.075in" fo:padding-bottom="0in" fo:padding-right="0.075in"/>
    </style:style>
    <style:style style:name="P51" style:parent-style-name="FormFieldCaption" style:family="paragraph">
      <style:text-properties fo:font-size="11pt" style:font-size-asian="11pt" style:font-size-complex="11pt"/>
    </style:style>
    <style:style style:name="TableCell52" style:family="table-cell">
      <style:table-cell-properties fo:border-top="none" fo:border-left="0.0069in solid #000001" fo:border-bottom="none" fo:border-right="none" fo:background-color="#FFFFFF" fo:padding-top="0in" fo:padding-left="0.068in" fo:padding-bottom="0in" fo:padding-right="0.075in"/>
    </style:style>
    <style:style style:name="P53" style:parent-style-name="FormFieldCaption" style:family="paragraph">
      <style:paragraph-properties fo:text-align="center"/>
      <style:text-properties fo:font-size="11pt" style:font-size-asian="11pt" style:font-size-complex="11pt"/>
    </style:style>
    <style:style style:name="TableCell54" style:family="table-cell">
      <style:table-cell-properties fo:border-top="none" fo:border-left="0.0069in solid #000001" fo:border-bottom="none" fo:border-right="none" fo:background-color="#FFFFFF" fo:padding-top="0in" fo:padding-left="0.068in" fo:padding-bottom="0in" fo:padding-right="0.075in"/>
    </style:style>
    <style:style style:name="P55" style:parent-style-name="FormFieldCaption" style:family="paragraph">
      <style:paragraph-properties fo:text-align="center"/>
      <style:text-properties fo:font-size="11pt" style:font-size-asian="11pt" style:font-size-complex="11pt"/>
    </style:style>
    <style:style style:name="TableCell56" style:family="table-cell">
      <style:table-cell-properties fo:border-top="none" fo:border-left="0.0069in solid #000001" fo:border-bottom="none" fo:border-right="none" fo:background-color="#FFFFFF" fo:padding-top="0in" fo:padding-left="0.068in" fo:padding-bottom="0in" fo:padding-right="0.075in"/>
    </style:style>
    <style:style style:name="P57" style:parent-style-name="FormFieldCaption" style:family="paragraph">
      <style:paragraph-properties fo:text-align="center"/>
      <style:text-properties fo:font-size="11pt" style:font-size-asian="11pt" style:font-size-complex="11pt"/>
    </style:style>
    <style:style style:name="P58" style:parent-style-name="Heading1" style:family="paragraph">
      <style:paragraph-properties fo:text-align="start"/>
    </style:style>
    <style:style style:name="P59" style:parent-style-name="Heading1" style:family="paragraph">
      <style:paragraph-properties fo:text-align="start"/>
    </style:style>
    <style:style style:name="P60" style:parent-style-name="HTMLPreformatted" style:family="paragraph">
      <style:paragraph-properties fo:text-align="justify" fo:text-indent="0.25in">
        <style:tab-stops>
          <style:tab-stop style:type="left" style:position="0.5in"/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61" style:parent-style-name="TextBody" style:family="paragraph">
      <style:paragraph-properties fo:text-align="justify" fo:line-height="102%" fo:margin-right="0.0777in"/>
      <style:text-properties fo:color="#231F20"/>
    </style:style>
    <style:style style:name="P62" style:parent-style-name="TextBody" style:family="paragraph">
      <style:paragraph-properties fo:text-align="justify" fo:line-height="102%" fo:margin-right="0.0777in">
        <style:tab-stops>
          <style:tab-stop style:type="left" style:position="0.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 fo:color="#231F20" style:font-size-complex="11pt"/>
    </style:style>
    <style:style style:name="P63" style:parent-style-name="TextBody" style:family="paragraph">
      <style:paragraph-properties fo:text-align="justify" fo:line-height="102%" fo:margin-right="0.0777in"/>
      <style:text-properties fo:color="#231F20"/>
    </style:style>
    <style:style style:name="P64" style:parent-style-name="TextBody" style:family="paragraph">
      <style:paragraph-properties fo:text-align="justify" fo:line-height="102%" fo:margin-right="0.0777in"/>
      <style:text-properties fo:color="#231F20"/>
    </style:style>
    <style:style style:name="P65" style:parent-style-name="Heading1" style:family="paragraph">
      <style:paragraph-properties fo:text-align="start"/>
    </style:style>
    <style:style style:name="P66" style:parent-style-name="Normal" style:family="paragraph">
      <style:paragraph-properties fo:line-height="0.2222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  <style:text-properties style:font-name-complex="Arial"/>
    </style:style>
    <style:style style:name="P67" style:parent-style-name="Normal" style:family="paragraph">
      <style:paragraph-properties fo:line-height="0.2222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</style:style>
    <style:style style:name="T68" style:parent-style-name="DefaultParagraphFont" style:family="text">
      <style:text-properties style:font-name-complex="Arial"/>
    </style:style>
    <style:style style:name="T69" style:parent-style-name="DefaultParagraphFont" style:family="text">
      <style:text-properties style:font-name-complex="Arial"/>
    </style:style>
    <style:style style:name="P70" style:parent-style-name="Normal" style:family="paragraph">
      <style:paragraph-properties fo:line-height="0.2222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</style:style>
    <style:style style:name="T71" style:parent-style-name="DefaultParagraphFont" style:family="text">
      <style:text-properties style:font-name-complex="Arial"/>
    </style:style>
    <style:style style:name="P72" style:parent-style-name="Normal" style:family="paragraph">
      <style:paragraph-properties fo:line-height="0.2222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</style:style>
    <style:style style:name="T73" style:parent-style-name="DefaultParagraphFont" style:family="text">
      <style:text-properties style:font-name-complex="Arial"/>
    </style:style>
    <style:style style:name="P74" style:parent-style-name="Normal" style:family="paragraph">
      <style:paragraph-properties fo:line-height="0.2222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</style:style>
    <style:style style:name="T75" style:parent-style-name="DefaultParagraphFont" style:family="text">
      <style:text-properties style:font-name-complex="Arial"/>
    </style:style>
    <style:style style:name="T76" style:parent-style-name="DefaultParagraphFont" style:family="text">
      <style:text-properties style:font-name-complex="Arial"/>
    </style:style>
    <style:style style:name="P77" style:parent-style-name="Normal" style:family="paragraph">
      <style:paragraph-properties fo:line-height="0.2222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</style:style>
    <style:style style:name="T78" style:parent-style-name="DefaultParagraphFont" style:family="text">
      <style:text-properties style:font-name-complex="Arial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/>
    </style:style>
    <style:style style:name="P81" style:parent-style-name="Normal" style:family="paragraph">
      <style:paragraph-properties fo:line-height="0.2222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  <style:text-properties style:font-name-complex="Arial"/>
    </style:style>
    <style:style style:name="P82" style:parent-style-name="Normal" style:family="paragraph">
      <style:paragraph-properties fo:line-height="0.2222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</style:style>
    <style:style style:name="T83" style:parent-style-name="DefaultParagraphFont" style:family="text">
      <style:text-properties style:font-name-complex="Arial"/>
    </style:style>
    <style:style style:name="P84" style:parent-style-name="Normal" style:family="paragraph">
      <style:paragraph-properties fo:line-height="0.2222in" fo:text-indent="-0.0006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</style:style>
    <style:style style:name="T85" style:parent-style-name="DefaultParagraphFont" style:family="text">
      <style:text-properties style:font-name-complex="Arial"/>
    </style:style>
    <style:style style:name="T86" style:parent-style-name="DefaultParagraphFont" style:family="text">
      <style:text-properties style:font-name-complex="Arial"/>
    </style:style>
    <style:style style:name="T87" style:parent-style-name="DefaultParagraphFont" style:family="text">
      <style:text-properties style:font-name-complex="Arial"/>
    </style:style>
    <style:style style:name="P88" style:parent-style-name="Normal" style:family="paragraph">
      <style:paragraph-properties fo:line-height="0.2222in" fo:text-indent="-0.0006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  <style:text-properties style:font-name-complex="Arial"/>
    </style:style>
    <style:style style:name="P89" style:parent-style-name="Normal" style:family="paragraph">
      <style:paragraph-properties fo:line-height="0.2222in" fo:text-indent="-0.0006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  <style:text-properties style:font-name-complex="Arial"/>
    </style:style>
    <style:style style:name="P90" style:parent-style-name="Normal" style:family="paragraph">
      <style:paragraph-properties fo:line-height="0.2222in" fo:text-indent="-0.0006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  <style:text-properties style:font-name-complex="Arial"/>
    </style:style>
    <style:style style:name="P91" style:parent-style-name="Normal" style:family="paragraph">
      <style:paragraph-properties fo:line-height="0.2222in" fo:text-indent="-0.0006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  <style:text-properties style:font-name-complex="Arial"/>
    </style:style>
    <style:style style:name="P92" style:parent-style-name="Normal" style:family="paragraph">
      <style:paragraph-properties fo:line-height="0.2222in" fo:text-indent="-0.0006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</style:style>
    <style:style style:name="P93" style:parent-style-name="Normal" style:family="paragraph">
      <style:paragraph-properties fo:line-height="0.2222in">
        <style:tab-stops>
          <style:tab-stop style:type="left" style:position="0.4305in"/>
          <style:tab-stop style:type="left" style:position="1.6805in"/>
          <style:tab-stop style:type="left" style:position="4.8055in"/>
        </style:tab-stops>
      </style:paragraph-properties>
    </style:style>
    <style:style style:name="P94" style:parent-style-name="Heading2" style:family="paragraph">
      <style:text-properties style:font-name-complex="Arial"/>
    </style:style>
    <style:style style:name="P95" style:parent-style-name="Heading1" style:family="paragraph">
      <style:paragraph-properties fo:text-align="start"/>
    </style:style>
    <style:style style:name="P96" style:parent-style-name="Normal" style:family="paragraph">
      <style:paragraph-properties style:vertical-align="baseline" style:line-height-at-least="0.2083in" fo:background-color="#FFFFFF"/>
    </style:style>
    <style:style style:name="T97" style:parent-style-name="DefaultParagraphFont" style:family="text">
      <style:text-properties style:font-name-complex="Arial" fo:font-weight="bold" style:font-weight-asian="bold"/>
    </style:style>
    <style:style style:name="T98" style:parent-style-name="DefaultParagraphFont" style:family="text">
      <style:text-properties style:font-name-complex="Arial" fo:font-weight="bold" style:font-weight-asian="bold"/>
    </style:style>
    <style:style style:name="T99" style:parent-style-name="DefaultParagraphFont" style:family="text">
      <style:text-properties style:font-name-complex="Arial"/>
    </style:style>
    <style:style style:name="T100" style:parent-style-name="DefaultParagraphFont" style:family="text">
      <style:text-properties style:font-name-complex="Arial"/>
    </style:style>
    <style:style style:name="P101" style:parent-style-name="Normal" style:family="paragraph">
      <style:paragraph-properties style:vertical-align="baseline" style:line-height-at-least="0.2083in" fo:background-color="#FFFFFF"/>
    </style:style>
    <style:style style:name="T102" style:parent-style-name="DefaultParagraphFont" style:family="text">
      <style:text-properties style:font-name-complex="Arial" fo:font-weight="bold" style:font-weight-asian="bold"/>
    </style:style>
    <style:style style:name="T103" style:parent-style-name="DefaultParagraphFont" style:family="text">
      <style:text-properties style:font-name-complex="Arial" fo:font-weight="bold" style:font-weight-asian="bold"/>
    </style:style>
    <style:style style:name="T104" style:parent-style-name="DefaultParagraphFont" style:family="text">
      <style:text-properties style:font-name-complex="Arial"/>
    </style:style>
    <style:style style:name="T105" style:parent-style-name="DefaultParagraphFont" style:family="text">
      <style:text-properties style:font-name-complex="Arial"/>
    </style:style>
    <style:style style:name="T106" style:parent-style-name="DefaultParagraphFont" style:family="text">
      <style:text-properties style:font-name-complex="Arial"/>
    </style:style>
    <style:style style:name="T107" style:parent-style-name="DefaultParagraphFont" style:family="text">
      <style:text-properties style:font-name-complex="Arial"/>
    </style:style>
    <style:style style:name="T108" style:parent-style-name="DefaultParagraphFont" style:family="text">
      <style:text-properties style:font-name-complex="Arial"/>
    </style:style>
    <style:style style:name="T109" style:parent-style-name="DefaultParagraphFont" style:family="text">
      <style:text-properties style:font-name-complex="Arial"/>
    </style:style>
    <style:style style:name="T110" style:parent-style-name="DefaultParagraphFont" style:family="text">
      <style:text-properties style:font-name-complex="Arial"/>
    </style:style>
    <style:style style:name="T111" style:parent-style-name="DefaultParagraphFont" style:family="text">
      <style:text-properties style:font-name-complex="Arial"/>
    </style:style>
    <style:style style:name="T112" style:parent-style-name="DefaultParagraphFont" style:family="text">
      <style:text-properties style:font-name-complex="Arial"/>
    </style:style>
    <style:style style:name="P113" style:parent-style-name="Normal" style:family="paragraph">
      <style:paragraph-properties style:vertical-align="baseline" style:line-height-at-least="0.2083in" fo:background-color="#FFFFFF"/>
    </style:style>
    <style:style style:name="T114" style:parent-style-name="DefaultParagraphFont" style:family="text">
      <style:text-properties style:font-name-complex="Arial" fo:font-weight="bold" style:font-weight-asian="bold"/>
    </style:style>
    <style:style style:name="T115" style:parent-style-name="DefaultParagraphFont" style:family="text">
      <style:text-properties style:font-name-complex="Arial" fo:font-weight="bold" style:font-weight-asian="bold"/>
    </style:style>
    <style:style style:name="T116" style:parent-style-name="DefaultParagraphFont" style:family="text">
      <style:text-properties style:font-name-complex="Arial" fo:font-weight="bold" style:font-weight-asian="bold"/>
    </style:style>
    <style:style style:name="T117" style:parent-style-name="DefaultParagraphFont" style:family="text">
      <style:text-properties style:font-name-complex="Arial"/>
    </style:style>
    <style:style style:name="T118" style:parent-style-name="DefaultParagraphFont" style:family="text">
      <style:text-properties style:font-name-complex="Arial"/>
    </style:style>
    <style:style style:name="T119" style:parent-style-name="DefaultParagraphFont" style:family="text">
      <style:text-properties style:font-name-complex="Arial"/>
    </style:style>
    <style:style style:name="P120" style:parent-style-name="PlainText" style:family="paragraph">
      <style:paragraph-properties style:vertical-align="baseline" style:line-height-at-least="0.2083in" fo:background-color="#FFFFFF"/>
    </style:style>
    <style:style style:name="T121" style:parent-style-name="DefaultParagraphFont" style:family="text">
      <style:text-properties style:font-name="Arial" style:font-name-asian="Arial" style:font-name-complex="Arial"/>
    </style:style>
    <style:style style:name="T122" style:parent-style-name="DefaultParagraphFont" style:family="text">
      <style:text-properties style:font-name="Arial" style:font-name-complex="Arial"/>
    </style:style>
    <style:style style:name="T123" style:parent-style-name="DefaultParagraphFont" style:family="text">
      <style:text-properties style:font-name="Arial" style:font-name-complex="Arial"/>
    </style:style>
    <style:style style:name="P124" style:parent-style-name="Normal" style:family="paragraph">
      <style:paragraph-properties style:vertical-align="baseline" style:line-height-at-least="0.2083in" fo:background-color="#FFFFFF"/>
    </style:style>
    <style:style style:name="T125" style:parent-style-name="DefaultParagraphFont" style:family="text">
      <style:text-properties style:font-name-complex="Arial" fo:font-weight="bold" style:font-weight-asian="bold"/>
    </style:style>
    <style:style style:name="T126" style:parent-style-name="DefaultParagraphFont" style:family="text">
      <style:text-properties style:font-name-complex="Arial" fo:font-weight="bold" style:font-weight-asian="bold"/>
    </style:style>
    <style:style style:name="T127" style:parent-style-name="DefaultParagraphFont" style:family="text">
      <style:text-properties style:font-name-complex="Arial" fo:font-weight="bold" style:font-weight-asian="bold"/>
    </style:style>
    <style:style style:name="T128" style:parent-style-name="DefaultParagraphFont" style:family="text">
      <style:text-properties style:font-name-complex="Arial" fo:font-weight="bold" style:font-weight-asian="bold"/>
    </style:style>
    <style:style style:name="T129" style:parent-style-name="DefaultParagraphFont" style:family="text">
      <style:text-properties style:font-name-complex="Arial"/>
    </style:style>
    <style:style style:name="T130" style:parent-style-name="DefaultParagraphFont" style:family="text">
      <style:text-properties style:font-name="Arial" style:font-name-complex="Arial"/>
    </style:style>
    <style:style style:name="T131" style:parent-style-name="DefaultParagraphFont" style:family="text">
      <style:text-properties style:font-name="Arial" style:font-name-complex="Arial" style:font-size-complex="11pt"/>
    </style:style>
    <style:style style:name="T132" style:parent-style-name="DefaultParagraphFont" style:family="text">
      <style:text-properties style:font-name="Arial" style:font-name-complex="Arial" style:font-size-complex="11pt"/>
    </style:style>
    <style:style style:name="T133" style:parent-style-name="DefaultParagraphFont" style:family="text">
      <style:text-properties style:font-name="Arial" style:font-name-complex="Arial"/>
    </style:style>
    <style:style style:name="T134" style:parent-style-name="DefaultParagraphFont" style:family="text">
      <style:text-properties style:font-name="Arial" style:font-name-complex="Arial"/>
    </style:style>
    <style:style style:name="T135" style:parent-style-name="DefaultParagraphFont" style:family="text">
      <style:text-properties style:font-name="Arial" style:font-name-complex="Arial"/>
    </style:style>
    <style:style style:name="T136" style:parent-style-name="DefaultParagraphFont" style:family="text">
      <style:text-properties style:font-name="Arial" style:font-name-complex="Arial" style:font-size-complex="11pt"/>
    </style:style>
    <style:style style:name="T137" style:parent-style-name="DefaultParagraphFont" style:family="text">
      <style:text-properties style:font-name="Arial" style:font-name-complex="Arial" style:font-size-complex="11pt"/>
    </style:style>
    <style:style style:name="T138" style:parent-style-name="DefaultParagraphFont" style:family="text">
      <style:text-properties style:font-name="Arial" style:font-name-complex="Arial" style:font-size-complex="11pt"/>
    </style:style>
    <style:style style:name="T139" style:parent-style-name="DefaultParagraphFont" style:family="text">
      <style:text-properties style:font-name="Arial" style:font-name-complex="Arial" style:font-size-complex="11pt"/>
    </style:style>
    <style:style style:name="T140" style:parent-style-name="DefaultParagraphFont" style:family="text">
      <style:text-properties style:font-name="Arial" style:font-name-complex="Arial" style:font-size-complex="11pt"/>
    </style:style>
    <style:style style:name="T141" style:parent-style-name="DefaultParagraphFont" style:family="text">
      <style:text-properties style:font-name="Arial" style:font-name-complex="Arial"/>
    </style:style>
    <style:style style:name="T142" style:parent-style-name="DefaultParagraphFont" style:family="text">
      <style:text-properties style:font-name="Arial" style:font-name-complex="Arial" style:font-size-complex="11pt"/>
    </style:style>
    <style:style style:name="T143" style:parent-style-name="DefaultParagraphFont" style:family="text">
      <style:text-properties style:font-name="Arial" style:font-name-complex="Arial"/>
    </style:style>
    <style:style style:name="T144" style:parent-style-name="DefaultParagraphFont" style:family="text">
      <style:text-properties style:font-name="Arial" style:font-name-complex="Arial"/>
    </style:style>
    <style:style style:name="P145" style:parent-style-name="Normal" style:family="paragraph">
      <style:paragraph-properties style:vertical-align="baseline" style:line-height-at-least="0.2083in" fo:text-indent="-0.0201in" fo:background-color="#FFFFFF"/>
    </style:style>
    <style:style style:name="T146" style:parent-style-name="DefaultParagraphFont" style:family="text">
      <style:text-properties style:font-name-complex="Arial" fo:font-weight="bold" style:font-weight-asian="bold"/>
    </style:style>
    <style:style style:name="T147" style:parent-style-name="DefaultParagraphFont" style:family="text">
      <style:text-properties style:font-name-complex="Arial" fo:font-weight="bold" style:font-weight-asian="bold"/>
    </style:style>
    <style:style style:name="T148" style:parent-style-name="DefaultParagraphFont" style:family="text">
      <style:text-properties style:font-name-complex="Arial" fo:font-weight="bold" style:font-weight-asian="bold"/>
    </style:style>
    <style:style style:name="T149" style:parent-style-name="DefaultParagraphFont" style:family="text">
      <style:text-properties style:font-name-complex="Arial"/>
    </style:style>
    <style:style style:name="T150" style:parent-style-name="DefaultParagraphFont" style:family="text">
      <style:text-properties style:font-name-complex="Arial"/>
    </style:style>
    <style:style style:name="P151" style:parent-style-name="Normal" style:family="paragraph">
      <style:paragraph-properties style:vertical-align="baseline" style:line-height-at-least="0.2083in" fo:text-indent="-0.0201in" fo:background-color="#FFFFFF"/>
    </style:style>
    <style:style style:name="T152" style:parent-style-name="DefaultParagraphFont" style:family="text">
      <style:text-properties style:font-name-complex="Arial" fo:font-weight="bold" style:font-weight-asian="bold"/>
    </style:style>
    <style:style style:name="T153" style:parent-style-name="DefaultParagraphFont" style:family="text">
      <style:text-properties style:font-name-complex="Arial"/>
    </style:style>
    <style:style style:name="T154" style:parent-style-name="DefaultParagraphFont" style:family="text">
      <style:text-properties style:font-name-complex="Arial"/>
    </style:style>
    <style:style style:name="T155" style:parent-style-name="DefaultParagraphFont" style:family="text">
      <style:text-properties style:font-name-complex="Arial"/>
    </style:style>
    <style:style style:name="T156" style:parent-style-name="DefaultParagraphFont" style:family="text">
      <style:text-properties style:font-name-complex="Arial"/>
    </style:style>
    <style:style style:name="T157" style:parent-style-name="DefaultParagraphFont" style:family="text">
      <style:text-properties style:font-name-complex="Arial"/>
    </style:style>
    <style:style style:name="T158" style:parent-style-name="DefaultParagraphFont" style:family="text">
      <style:text-properties style:font-name-complex="Arial"/>
    </style:style>
    <style:style style:name="T159" style:parent-style-name="DefaultParagraphFont" style:family="text">
      <style:text-properties style:font-name-complex="Arial"/>
    </style:style>
    <style:style style:name="T160" style:parent-style-name="DefaultParagraphFont" style:family="text">
      <style:text-properties style:font-name-complex="Arial"/>
    </style:style>
    <style:style style:name="P161" style:parent-style-name="Normal" style:family="paragraph">
      <style:paragraph-properties style:vertical-align="baseline" style:line-height-at-least="0.2083in" fo:text-indent="-0.0201in" fo:background-color="#FFFFFF"/>
    </style:style>
    <style:style style:name="T162" style:parent-style-name="DefaultParagraphFont" style:family="text">
      <style:text-properties style:font-name-complex="Times" fo:font-weight="bold" style:font-weight-asian="bold"/>
    </style:style>
    <style:style style:name="T163" style:parent-style-name="DefaultParagraphFont" style:family="text">
      <style:text-properties style:font-name-complex="Times" fo:font-weight="bold" style:font-weight-asian="bold"/>
    </style:style>
    <style:style style:name="T164" style:parent-style-name="DefaultParagraphFont" style:family="text">
      <style:text-properties style:font-name-complex="Times" fo:font-weight="bold" style:font-weight-asian="bold"/>
    </style:style>
    <style:style style:name="T165" style:parent-style-name="DefaultParagraphFont" style:family="text">
      <style:text-properties style:font-name-complex="Times"/>
    </style:style>
    <style:style style:name="T166" style:parent-style-name="DefaultParagraphFont" style:family="text">
      <style:text-properties style:font-name-complex="Times"/>
    </style:style>
    <style:style style:name="P167" style:parent-style-name="PlainText" style:family="paragraph">
      <style:text-properties style:font-name="Arial" style:font-name-complex="Arial"/>
    </style:style>
    <style:style style:name="T168" style:parent-style-name="DefaultParagraphFont" style:family="text">
      <style:text-properties style:font-name="Arial" style:font-name-complex="Arial"/>
    </style:style>
    <style:style style:name="T169" style:parent-style-name="DefaultParagraphFont" style:family="text">
      <style:text-properties style:font-name="Arial" style:font-name-complex="Arial"/>
    </style:style>
    <style:style style:name="T170" style:parent-style-name="DefaultParagraphFont" style:family="text">
      <style:text-properties style:font-name="Arial" style:font-name-complex="Arial" fo:font-style="italic" style:font-style-asian="italic"/>
    </style:style>
    <style:style style:name="T171" style:parent-style-name="DefaultParagraphFont" style:family="text">
      <style:text-properties style:font-name="Arial" style:font-name-complex="Arial"/>
    </style:style>
    <style:style style:name="T172" style:parent-style-name="DefaultParagraphFont" style:family="text">
      <style:text-properties style:font-name="Arial" style:font-name-complex="Arial"/>
    </style:style>
    <style:style style:name="T173" style:parent-style-name="DefaultParagraphFont" style:family="text">
      <style:text-properties style:font-name="Arial" style:font-name-complex="Arial" fo:font-style="italic" style:font-style-asian="italic"/>
    </style:style>
    <style:style style:name="T174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175" style:parent-style-name="DefaultParagraphFont" style:family="text">
      <style:text-properties style:font-name="Arial" style:font-name-complex="Arial"/>
    </style:style>
    <style:style style:name="T176" style:parent-style-name="DefaultParagraphFont" style:family="text">
      <style:text-properties style:font-name="Arial" style:font-name-complex="Arial"/>
    </style:style>
    <style:style style:name="T177" style:parent-style-name="DefaultParagraphFont" style:family="text">
      <style:text-properties style:font-name="Arial" style:font-name-complex="Arial"/>
    </style:style>
    <style:style style:name="T178" style:parent-style-name="DefaultParagraphFont" style:family="text">
      <style:text-properties style:font-name="Arial" style:font-name-complex="Arial" fo:font-style="italic" style:font-style-asian="italic"/>
    </style:style>
    <style:style style:name="T17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180" style:parent-style-name="DefaultParagraphFont" style:family="text">
      <style:text-properties style:font-name="Arial" style:font-name-complex="Arial"/>
    </style:style>
    <style:style style:name="T181" style:parent-style-name="DefaultParagraphFont" style:family="text">
      <style:text-properties style:font-name="Arial" style:font-name-complex="Arial"/>
    </style:style>
    <style:style style:name="T182" style:parent-style-name="DefaultParagraphFont" style:family="text">
      <style:text-properties style:font-name="Arial" style:font-name-complex="Arial"/>
    </style:style>
    <style:style style:name="T183" style:parent-style-name="DefaultParagraphFont" style:family="text">
      <style:text-properties style:font-name="Arial" style:font-name-complex="Arial"/>
    </style:style>
    <style:style style:name="T184" style:parent-style-name="DefaultParagraphFont" style:family="text">
      <style:text-properties style:font-name="Arial" style:font-name-complex="Arial"/>
    </style:style>
    <style:style style:name="T185" style:parent-style-name="DefaultParagraphFont" style:family="text">
      <style:text-properties style:font-name="Arial" style:font-name-complex="Arial"/>
    </style:style>
    <style:style style:name="T186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187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188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189" style:parent-style-name="DefaultParagraphFont" style:family="text">
      <style:text-properties style:font-name="Arial" style:font-name-complex="Arial"/>
    </style:style>
    <style:style style:name="T190" style:parent-style-name="DefaultParagraphFont" style:family="text">
      <style:text-properties style:font-name="Arial" style:font-name-complex="Arial"/>
    </style:style>
    <style:style style:name="T191" style:parent-style-name="DefaultParagraphFont" style:family="text">
      <style:text-properties style:font-name="Arial" style:font-name-complex="Arial"/>
    </style:style>
    <style:style style:name="T19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193" style:parent-style-name="DefaultParagraphFont" style:family="text">
      <style:text-properties style:font-name="Arial" style:font-name-complex="Arial"/>
    </style:style>
    <style:style style:name="T194" style:parent-style-name="DefaultParagraphFont" style:family="text">
      <style:text-properties style:font-name="Arial" style:font-name-complex="Arial"/>
    </style:style>
    <style:style style:name="T195" style:parent-style-name="DefaultParagraphFont" style:family="text">
      <style:text-properties style:font-name="Arial" style:font-name-complex="Arial"/>
    </style:style>
    <style:style style:name="T196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197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198" style:parent-style-name="DefaultParagraphFont" style:family="text">
      <style:text-properties style:font-name="Arial" style:font-name-complex="Arial"/>
    </style:style>
    <style:style style:name="T199" style:parent-style-name="DefaultParagraphFont" style:family="text">
      <style:text-properties style:font-name="Arial" style:font-name-complex="Arial"/>
    </style:style>
    <style:style style:name="T200" style:parent-style-name="DefaultParagraphFont" style:family="text">
      <style:text-properties style:font-name="Arial" style:font-name-complex="Arial"/>
    </style:style>
    <style:style style:name="T20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02" style:parent-style-name="DefaultParagraphFont" style:family="text">
      <style:text-properties style:font-name="Arial" style:font-name-complex="Arial"/>
    </style:style>
    <style:style style:name="T203" style:parent-style-name="DefaultParagraphFont" style:family="text">
      <style:text-properties style:font-name="Arial" style:font-name-complex="Arial"/>
    </style:style>
    <style:style style:name="T204" style:parent-style-name="DefaultParagraphFont" style:family="text">
      <style:text-properties style:font-name="Arial" style:font-name-complex="Arial"/>
    </style:style>
    <style:style style:name="T205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206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207" style:parent-style-name="DefaultParagraphFont" style:family="text">
      <style:text-properties style:font-name="Arial" style:font-name-complex="Arial"/>
    </style:style>
    <style:style style:name="T208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209" style:parent-style-name="DefaultParagraphFont" style:family="text">
      <style:text-properties style:font-name="Arial" style:font-name-complex="Arial"/>
    </style:style>
    <style:style style:name="T210" style:parent-style-name="DefaultParagraphFont" style:family="text">
      <style:text-properties style:font-name="Arial" style:font-name-complex="Arial"/>
    </style:style>
    <style:style style:name="T21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212" style:parent-style-name="DefaultParagraphFont" style:family="text">
      <style:text-properties style:font-name="Arial" style:font-name-complex="Arial" fo:font-style="italic" style:font-style-asian="italic"/>
    </style:style>
    <style:style style:name="T213" style:parent-style-name="DefaultParagraphFont" style:family="text">
      <style:text-properties style:font-name="Arial" style:font-name-complex="Arial"/>
    </style:style>
    <style:style style:name="T214" style:parent-style-name="DefaultParagraphFont" style:family="text">
      <style:text-properties style:font-name="Arial" style:font-name-complex="Arial"/>
    </style:style>
    <style:style style:name="T215" style:parent-style-name="DefaultParagraphFont" style:family="text">
      <style:text-properties style:font-name="Arial" style:font-name-complex="Arial"/>
    </style:style>
    <style:style style:name="T216" style:parent-style-name="DefaultParagraphFont" style:family="text">
      <style:text-properties style:font-name="Arial" style:font-name-complex="Arial"/>
    </style:style>
    <style:style style:name="T217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218" style:parent-style-name="DefaultParagraphFont" style:family="text">
      <style:text-properties style:font-name="Arial" style:font-name-complex="Arial"/>
    </style:style>
    <style:style style:name="T219" style:parent-style-name="DefaultParagraphFont" style:family="text">
      <style:text-properties style:font-name="Arial" style:font-name-complex="Arial"/>
    </style:style>
    <style:style style:name="T22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22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222" style:parent-style-name="DefaultParagraphFont" style:family="text">
      <style:text-properties style:font-name="Arial" style:font-name-complex="Arial"/>
    </style:style>
    <style:style style:name="T223" style:parent-style-name="DefaultParagraphFont" style:family="text">
      <style:text-properties style:font-name="Arial" style:font-name-complex="Arial"/>
    </style:style>
    <style:style style:name="T22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25" style:parent-style-name="DefaultParagraphFont" style:family="text">
      <style:text-properties style:font-name="Arial" style:font-name-complex="Arial"/>
    </style:style>
    <style:style style:name="P226" style:parent-style-name="PlainText" style:family="paragraph">
      <style:text-properties style:font-name="Arial" style:font-name-complex="Arial"/>
    </style:style>
    <style:style style:name="T227" style:parent-style-name="DefaultParagraphFont" style:family="text">
      <style:text-properties style:font-name="Arial" style:font-name-complex="Arial"/>
    </style:style>
    <style:style style:name="T228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22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230" style:parent-style-name="DefaultParagraphFont" style:family="text">
      <style:text-properties style:font-name="Arial" style:font-name-complex="Arial"/>
    </style:style>
    <style:style style:name="T231" style:parent-style-name="DefaultParagraphFont" style:family="text">
      <style:text-properties style:font-name="Arial" style:font-name-complex="Arial"/>
    </style:style>
    <style:style style:name="P232" style:parent-style-name="PlainText" style:family="paragraph">
      <style:paragraph-properties fo:widows="0" fo:orphans="0" fo:line-height="0.1666in" fo:margin-right="0.5in">
        <style:tab-stops>
          <style:tab-stop style:type="left" style:position="0.4305in"/>
          <style:tab-stop style:type="left" style:position="4.8055in"/>
        </style:tab-stops>
      </style:paragraph-properties>
    </style:style>
    <style:style style:name="T233" style:parent-style-name="DefaultParagraphFont" style:family="text">
      <style:text-properties style:font-name="Arial" style:font-name-complex="Arial"/>
    </style:style>
    <style:style style:name="T234" style:parent-style-name="DefaultParagraphFont" style:family="text">
      <style:text-properties style:font-name="Arial" style:font-name-complex="Arial"/>
    </style:style>
    <style:style style:name="T235" style:parent-style-name="DefaultParagraphFont" style:family="text">
      <style:text-properties style:font-name="Arial" style:font-name-complex="Arial"/>
    </style:style>
    <style:style style:name="T236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237" style:parent-style-name="DefaultParagraphFont" style:family="text">
      <style:text-properties style:font-name="Arial" style:font-name-complex="Arial"/>
    </style:style>
    <style:style style:name="P238" style:parent-style-name="Normal" style:family="paragraph">
      <style:paragraph-properties fo:widows="0" fo:orphans="0" fo:line-height="0.1666in" fo:margin-left="0.0555in" fo:margin-right="0.5in">
        <style:tab-stops>
          <style:tab-stop style:type="left" style:position="0.375in"/>
          <style:tab-stop style:type="left" style:position="4.75in"/>
        </style:tab-stops>
      </style:paragraph-properties>
      <style:text-properties style:font-name="Times" style:font-name-complex="Times"/>
    </style:style>
    <style:style style:name="P239" style:parent-style-name="Normal" style:family="paragraph">
      <style:paragraph-properties fo:widows="0" fo:orphans="0" fo:line-height="0.1666in" fo:margin-left="0.0555in" fo:margin-right="0.5in">
        <style:tab-stops>
          <style:tab-stop style:type="left" style:position="0.375in"/>
          <style:tab-stop style:type="left" style:position="4.75in"/>
        </style:tab-stops>
      </style:paragraph-properties>
    </style:style>
    <style:style style:name="P240" style:parent-style-name="Heading1" style:family="paragraph">
      <style:paragraph-properties fo:text-align="start"/>
    </style:style>
    <style:style style:name="P241" style:parent-style-name="Heading1" style:family="paragraph">
      <style:paragraph-properties fo:text-align="start"/>
    </style:style>
  </office:automatic-styles>
  <office:body>
    <office:text text:use-soft-page-breaks="true">
      <text:p text:style-name="P1"/>
      <text:p text:style-name="OMBInfo">OMB No. 0925-0001/0002 (Rev. 08/12 Approved Through 8/31/2015)</text:p>
      <text:p text:style-name="Heading">BIOGRAPHICAL SKETCH</text:p>
      <text:p text:style-name="P2">Provide the following information for the Senior/key personnel and other significant contributors.<text:line-break/>Follow this format for each person. <text:s/>DO NOT EXCEED FIVE PAGES.</text:p>
      <text:p text:style-name="P3">NAME:<text:s/>Peter Brandon Reintjes</text:p>
      <text:p text:style-name="P4">eRA COMMONS USER NAME (credential, e.g., agency login): PReintjes</text:p>
      <text:p text:style-name="P5">POSITION TITLE: Exhibits Engineer, North Carolina Museum of Life and Science</text:p>
      <text:p text:style-name="P6"><text:span text:style-name="T7">EDUCATION/TRAINING<text:s/></text:span><text:span text:style-name="T8">(Begin with baccalaureate or other initial professional education, such</text:span><text:span text:style-name="T9"><text:s/>as nursing, include postdoctoral training and residency training if applicable. Add/delete rows as necessary.)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header-rows>
          <table:table-row table:style-name="TableRow15">
            <table:table-cell table:style-name="TableCell16">
              <text:p text:style-name="P17">INSTITUTION AND LOCATION</text:p>
            </table:table-cell>
            <table:table-cell table:style-name="TableCell18">
              <text:p text:style-name="P19">DEGREE</text:p>
              <text:p text:style-name="P20"><text:span text:style-name="T21">(if applicable)</text:span></text:p>
              <text:p text:style-name="P22"/>
            </table:table-cell>
            <table:table-cell table:style-name="TableCell23">
              <text:p text:style-name="P24">Completion Date</text:p>
              <text:p text:style-name="P25">MM/YYYY</text:p>
              <text:p text:style-name="P26"/>
            </table:table-cell>
            <table:table-cell table:style-name="TableCell27">
              <text:p text:style-name="P28">FIELD OF STUDY</text:p>
              <text:p text:style-name="P29"/>
            </table:table-cell>
          </table:table-row>
        </table:table-header-rows>
        <table:table-row table:style-name="TableRow30">
          <table:table-cell table:style-name="TableCell31">
            <text:p text:style-name="P32">University of North Carolina, Chapel Hill</text:p>
          </table:table-cell>
          <table:table-cell table:style-name="TableCell33">
            <text:p text:style-name="P34">B.S.</text:p>
          </table:table-cell>
          <table:table-cell table:style-name="TableCell35">
            <text:p text:style-name="P36">1980</text:p>
          </table:table-cell>
          <table:table-cell table:style-name="TableCell37">
            <text:p text:style-name="P38">Physics</text:p>
          </table:table-cell>
        </table:table-row>
        <table:table-row table:style-name="TableRow39">
          <table:table-cell table:style-name="TableCell40">
            <text:p text:style-name="P41">Visiting Scientist, IBM T.J. Watson Research Center</text:p>
            <text:p text:style-name="P42">(technically<text:s/>a<text:s/>post-doctoral position, but<text:s/>based upon my research and publications rather than an academic degree)</text:p>
          </table:table-cell>
          <table:table-cell table:style-name="TableCell43">
            <text:p text:style-name="P44"/>
          </table:table-cell>
          <table:table-cell table:style-name="TableCell45">
            <text:p text:style-name="P46">1995</text:p>
          </table:table-cell>
          <table:table-cell table:style-name="TableCell47">
            <text:p text:style-name="P48">Logic Programming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</table:table>
      <text:p text:style-name="DataField11pt-Single"/>
      <text:p text:style-name="Normal"><text:span text:style-name="StrongEmphasis">NOTE: The Biographical Sketch may not exceed five pages. Follow the formats and instructions below.<text:s/></text:span></text:p>
      <text:h text:style-name="P58" text:outline-level="1">A.<text:tab/>Personal Statement</text:h>
      <text:h text:style-name="P59" text:outline-level="1"/>
      <text:p text:style-name="P60">I have been working for many years on the automation of complex, repetitive, laboratory processes using a variety of technologies including low-cost computational systems such as micro-controllers, single-board Linux-based computers, 3D printing technology, open-source scientific software tools including Python, OpenCV, and Prolog. <text:s/>By exploiting developments in low-cost computation and sensor technology, I can construct customized high-throughput platforms for research environments with orders-of-magnitude<text:s/>lower cost and as a flexible alternative to more expensive equipment which<text:s/>are<text:s/>not easily modified and integrated.<text:s/></text:p>
      <text:p text:style-name="P61">My career has been one of highly interdisciplinary<text:s/>work in research organizations,<text:s/>and I was simply too busy to get a PhD.<text:s/><text:s/>My PhD would have been<text:s/>at the nexus of<text:s/>Electronics, Software Engineering, and<text:s/>Molecular Biology which is, happily, what I find myself doing today.</text:p>
      <text:p text:style-name="P62">My first publication in electronic design dates from my sophomore year in college, and by the next year, I was employed by the UNC-CH computer science to build computer graphics devices for graduate research, specifically, protein crystallography visualization. <text:s/>After completing my physics degree, I developed micro-code for a new Data General computer and two years later was offered a research position at the Microelectronics Center of North Carolina. My work there eventually led to an invitation to be a Visiting<text:s/><text:soft-page-break/>Scientist at the IBM T. J. Watson Laboratory. Before this fellowship was completed, I<text:s/>accepted a staff position at IBM Research.</text:p>
      <text:p text:style-name="P63">As instrumentation consultant for Innatrix, I find a perfect outlet for my experience in the design of electronic systems, software development in<text:s/>application, database, networking, and systems programming on UNIX/Linux and Windows platforms,<text:s/>as well as machine-shop experience fabricating devices from aluminum, stainless-steel, wood, and plastic, together with a life-long interest in and occasional opportunities to contribute to protein structure research.</text:p>
      <text:p text:style-name="P64"/>
      <text:h text:style-name="P65" text:outline-level="1">B.<text:tab/>Positions and Honors</text:h>
      <text:p text:style-name="P66"><text:s/>1977-1980<text:s text:c="2"/>Graphics Laboratory Engineer, University of North Carolina, Computer Science Dept.</text:p>
      <text:p text:style-name="P67"><text:s/><text:span text:style-name="T68">1980-1982 <text:s/>Microcode Programmer/Engineer, Data General Corporation <text:s/></text:span><text:span text:style-name="T69"><text:tab/></text:span></text:p>
      <text:p text:style-name="P70"><text:s/><text:span text:style-name="T71">1982-1989 <text:s/>Member of Technical Staff, Microelectronics Center of North Carolina</text:span></text:p>
      <text:p text:style-name="P72"><text:s/>1990-1993<text:span text:style-name="T73"><text:s text:c="2"/>Applications Engineer, Quintus Corporation</text:span></text:p>
      <text:p text:style-name="P74"><text:s/><text:span text:style-name="T75">1993-1995 <text:s/>V</text:span><text:span text:style-name="T76">isiting Scientist (then staff), IBM T. <text:s/>J. Watson Research Center</text:span></text:p>
      <text:p text:style-name="P77"><text:s/><text:span text:style-name="T78">1995-1999 <text:s/></text:span><text:span text:style-name="T79">Principal Staff, <text:s/></text:span><text:span text:style-name="T80">NetSpeak Corporation</text:span></text:p>
      <text:p text:style-name="P81"><text:s/>1999-2002 <text:s/>Principal Staff,<text:s/><text:s/>Etchstone Corporation</text:p>
      <text:p text:style-name="P82"><text:s/>2003-2006 <text:s/>Director, Free Electronics Laboratory<text:span text:style-name="T83">, Durham North Carolina</text:span></text:p>
      <text:p text:style-name="P84"><text:s/><text:span text:style-name="T85">2007</text:span><text:span text:style-name="T86"><text:tab/><text:s text:c="10"/>Contractor,<text:s/></text:span><text:span text:style-name="T87">GlaxoSmithKline Research</text:span></text:p>
      <text:p text:style-name="P88"><text:s/>2007-Pres. Exhibits Engineer, North Carolina Museum of Life and Science<text:s/>(NCMLS)</text:p>
      <text:p text:style-name="P89"><text:s/>2009-2015 <text:s/>Board of Directors/Vice President, The Scrap Exchange</text:p>
      <text:p text:style-name="P90"><text:s/>2012 <text:s text:c="10"/>Statistician, GlaxoSmithKline (8-month leave from NCMLS)<text:s/></text:p>
      <text:p text:style-name="P91"><text:s/>2012-Pres <text:s text:c="2"/>Instrumentation Builder/Consultant, Innatrix</text:p>
      <text:p text:style-name="P92"/>
      <text:p text:style-name="P93"><text:s/></text:p>
      <text:h text:style-name="P94" text:outline-level="2"/>
      <text:h text:style-name="P95" text:outline-level="1">C<text:tab/>Contribution to Science</text:h>
      <text:p text:style-name="P96"><text:span text:style-name="T97">3D Displa</text:span><text:span text:style-name="T98">y for Protein Structure Modeling.<text:s/></text:span><text:span text:style-name="T99"><text:s/>Developed three different display systems for the simultaneous display of protein models and crystallography data for the GRIP project at<text:s/></text:span><text:span text:style-name="T100">UNC-CH between 1976 and 1980.</text:span></text:p>
      <text:p text:style-name="P101"><text:span text:style-name="T102">CAD Software, IC Design, Bio Informatics</text:span><text:span text:style-name="T103">.<text:s/></text:span><text:span text:style-name="T104"><text:s/>Member of the team developing the VIVID symbolic layout system for Very Large Scale Integrated circuit design at the Microelectronics Center of North Carolina and IBM Corporation. D</text:span><text:span text:style-name="T105">eve</text:span><text:span text:style-name="T106">loped two CMOS chip architectures for Biological Sequence Analysis with C. Thomas White (UNC Program in Molecular Biology). The first, CAP (Combinatorial Array Processor) was manufactured and<text:s/></text:span><text:soft-page-break/><text:span text:style-name="T107">tested at MCNC in 1985. The second, BIOSCAN<text:s/></text:span><text:span text:style-name="T108">was<text:s/></text:span><text:span text:style-name="T109">used for molecular b</text:span><text:span text:style-name="T110">iology research at UNC-Chapel Hill and the National Libra</text:span><text:span text:style-name="T111">ry of Medicine in Washington, D</text:span><text:span text:style-name="T112">C.</text:span></text:p>
      <text:p text:style-name="P113"><text:span text:style-name="T114">Internet Telephony</text:span><text:span text:style-name="T115">.<text:s/></text:span><text:span text:style-name="T116"><text:s/></text:span><text:span text:style-name="T117">Member of the<text:s/></text:span><text:span text:style-name="T118">Netspeak development team for one of the first internet telephone systems. Compression and encryption of low-latency audio<text:s/></text:span><text:span text:style-name="T119">and out-of-band data delivery systems. I was the team leader for the large-scale automated call handing and queuing system.</text:span></text:p>
      <text:p text:style-name="P120"><text:span text:style-name="T121"><text:s/></text:span><text:span text:style-name="T122">U.S. Patent #6,178,453 “Virtual circuit switching architecture for IP-telephony and collaborative computing applications”</text:span><text:span text:style-name="T123">.</text:span></text:p>
      <text:p text:style-name="P124"><text:span text:style-name="T125">Etchsto</text:span><text:span text:style-name="T126">ne Slate</text:span><text:span text:style-name="T127">.<text:s/></text:span><text:span text:style-name="T128"><text:s text:c="2"/></text:span><text:span text:style-name="T129">Principal designer/developer of the hardware and software for a Linux-based mobile computing platform to capture handwriting and audio for web-based collaboration.</text:span></text:p>
      <text:p text:style-name="PlainText"><text:span text:style-name="T130">U.S. Patent #6,912,308 “</text:span><text:span text:style-name="T131">Apparatus and method for automatic form recognition and<text:s/></text:span><text:span text:style-name="T132">pagination</text:span><text:span text:style-name="T133">”</text:span><text:span text:style-name="T134">.</text:span></text:p>
      <text:p text:style-name="PlainText"><text:span text:style-name="T135">U.S. Patent #</text:span><text:span text:style-name="T136">6</text:span><text:span text:style-name="T137">,</text:span><text:span text:style-name="T138">618</text:span><text:span text:style-name="T139">,</text:span><text:span text:style-name="T140">040</text:span><text:span text:style-name="T141"><text:s/>“</text:span><text:span text:style-name="T142">Apparatus and method for indexing into an electronic document to locate a page or a graphical image</text:span><text:span text:style-name="T143">”</text:span><text:span text:style-name="T144">.</text:span></text:p>
      <text:p text:style-name="P145"><text:span text:style-name="T146">Protein interaction network visualization at GlaxoSmithKline</text:span><text:span text:style-name="T147">.</text:span><text:span text:style-name="T148"><text:s text:c="2"/></text:span><text:span text:style-name="T149">Perl, C/C++, and database programming for search and<text:s/></text:span><text:span text:style-name="T150">visualization of large protein-protein interaction databases.</text:span></text:p>
      <text:p text:style-name="P151"><text:span text:style-name="T152">Assay Development for GlaxoSmithKline <text:s/></text:span><text:span text:style-name="T153">Python, C/C++, Matlab, and Perl programming for large-scale sequence analysis tasks related to nucleic assay development (Multiplex PCR/signaling) at Glax</text:span><text:span text:style-name="T154">oSmithKline. Scripts to automate usage of NCBI B</text:span><text:span text:style-name="T155">LAST+, PrimerBLAST, and Primer3. Maintained a local BLAST database of all GenBank(NR) sequences, and built all<text:s/></text:span><text:span text:style-name="T156">open-source tools locally<text:s/></text:span><text:span text:style-name="T157">to allow for<text:s/></text:span><text:span text:style-name="T158">subst</text:span><text:span text:style-name="T159">antive modifications. <text:s/>Developed and</text:span><text:span text:style-name="T160"><text:s/>automated a work-flow for in-silica nucleic assay development with Web-based monitoring.</text:span></text:p>
      <text:p text:style-name="P161"><text:span text:style-name="T162">Exhibits Engineer at the Museum of Life and Science</text:span><text:span text:style-name="T163">.</text:span><text:span text:style-name="T164"><text:s/></text:span><text:span text:style-name="T165">Design and maintenance of electronic systems for audio, video, and motion control</text:span><text:span text:style-name="T166"><text:s/>including Windows, Linux, and microcontroller-based interactive exhibits. Design and machining of custom aluminum and stainless steel parts, 3D printing in ABS, PLA, and nylon, power circuits for AC, DC and stepper motor systems, lasers,<text:s/></text:span>mechanical and electronic design of chemical-handling robotic systems with high-level (Prolog/Constraint-logic programming) software control.</text:p>
      <text:h text:style-name="Heading2" text:outline-level="2">Relevant Publications, Other Patents</text:h>
      <text:p text:style-name="BodyText2">U.S. Patent #5,728,963 for "Low-Power Music Synthesizer and Transmitter", technology for short-range radio-based toys and radio-location devices</text:p>
      <text:p text:style-name="P167">Reintjes, P.B. Stretching Homologies to the Breaking Point, Banquet Speech, ICPAP/PACT, Paris, April 1995.</text:p>
      <text:p text:style-name="PlainText"><text:span text:style-name="T168">Reintjes, P.B. Rajgopal S. MULTI/PLEX: Tools for Formal Languages, Programming E</text:span><text:span text:style-name="T169">nvironments Workshop</text:span><text:span text:style-name="T170">, International Conference and Symposium on Logic Programming</text:span><text:span text:style-name="T171">, Vancouver, November 1993.</text:span></text:p>
      <text:p text:style-name="PlainText"><text:span text:style-name="T172">Reintjes, P.B. Elegant Technologies, Invited Talk</text:span><text:span text:style-name="T173">,<text:s/></text:span><text:span text:style-name="T174">International Conference on the Practical Applications of Prolog</text:span><text:span text:style-name="T175">, ALP, London, April 1992.</text:span></text:p>
      <text:p text:style-name="PlainText"><text:span text:style-name="T176">Reintjes P.B. A Set of Tools for VHDL Design</text:span><text:span text:style-name="T177">*</text:span><text:span text:style-name="T178">,<text:s/></text:span><text:span text:style-name="T179">International Conference on Logic Programming</text:span><text:span text:style-name="T180">, Paris, June 1991. MIT Press</text:span><text:span text:style-name="T181">.</text:span></text:p>
      <text:p text:style-name="PlainText"><text:span text:style-name="T182">*</text:span><text:span text:style-name="T183">Also<text:s/></text:span><text:span text:style-name="T184">appears<text:s/></text:span><text:span text:style-name="T185">in<text:s/></text:span><text:span text:style-name="T186">Logic Programming in Action: Proceedings of the Second International Logic Programming<text:s/></text:span><text:span text:style-name="T187">S</text:span><text:span text:style-name="T188">ummer School</text:span><text:span text:style-name="T189">, Zurich, September 1992, S</text:span><text:span text:style-name="T190">pringer-Verlag.</text:span></text:p>
      <text:soft-page-break/>
      <text:p text:style-name="PlainText"><text:span text:style-name="T191">White et al. BIOSCAN: A VLSI-Based System for Biosequence Analysis,<text:s/></text:span><text:span text:style-name="T192">1991 IEEE International Conference on Computer Design</text:span><text:span text:style-name="T193">, October 1991, IEEE Computer Society Press</text:span><text:span text:style-name="T194">.</text:span></text:p>
      <text:p text:style-name="PlainText"><text:span text:style-name="T195">Reintjes, P.B. PREDITOR: A Prolog-based VLSI Editor,<text:s/></text:span><text:span text:style-name="T196">The Practice of Prol</text:span><text:span text:style-name="T197">og</text:span><text:span text:style-name="T198">, Leon Sterling, Editor, pp.21-72, November 1990, MIT Press</text:span><text:span text:style-name="T199">.</text:span></text:p>
      <text:p text:style-name="PlainText"><text:span text:style-name="T200">Reintjes, P.B. A VHDL Parser in Prolog,<text:s/></text:span><text:span text:style-name="T201">MCNC Technical Report 90-41</text:span><text:span text:style-name="T202">, March 1990, Microelectronics Center of North Carolina</text:span><text:span text:style-name="T203">.</text:span></text:p>
      <text:p text:style-name="PlainText"><text:span text:style-name="T204">Reintjes, P.B. AUNT: A Universal Netlist Translator,<text:s/></text:span><text:span text:style-name="T205">1987 Symposium o</text:span><text:span text:style-name="T206">n Logic Programming</text:span><text:span text:style-name="T207">, September 1987, IEEE Computer Society Press, also in<text:s/></text:span><text:span text:style-name="T208">Journal of Logic Programming</text:span><text:span text:style-name="T209">, 1990:8:5-19 North Holland.</text:span></text:p>
      <text:p text:style-name="PlainText"><text:span text:style-name="T210">Reintjes, P.B. AI Methodology as a Key for Software Re-usability,<text:s/></text:span><text:span text:style-name="T211">Tools for Artificial Intelligence</text:span><text:span text:style-name="T212"><text:s/>- TAI-89</text:span><text:span text:style-name="T213">, October 1989,<text:s/></text:span><text:span text:style-name="T214">IEEE Computer Society Press</text:span><text:span text:style-name="T215">.</text:span></text:p>
      <text:p text:style-name="PlainText"><text:span text:style-name="T216">Reintjes, P.B. AI Languages and Software Engineering,<text:s/></text:span><text:span text:style-name="T217">AAAI Spring Symposium</text:span><text:span text:style-name="T218">, March 1989, Stanford University.</text:span></text:p>
      <text:p text:style-name="PlainText"><text:span text:style-name="T219">Reintjes, P.B. A VLSI Design Environment in Prolog,<text:s/></text:span><text:span text:style-name="T220">Logic Programming: The Proceedings of the Fifth International Co</text:span><text:span text:style-name="T221">nference and Symposium</text:span><text:span text:style-name="T222">, August 1988, MIT Press</text:span></text:p>
      <text:p text:style-name="PlainText"><text:span text:style-name="T223">Reintjes, P.B. Network Tools: Ideas for Intelligent Network Software,<text:s/></text:span><text:span text:style-name="T224">Byte Magazine</text:span><text:span text:style-name="T225">, October 1981.</text:span></text:p>
      <text:p text:style-name="P226">Reintjes, P.B. UNIX/C Seminars, 1980, Eatoin Corporation.</text:p>
      <text:p text:style-name="PlainText"><text:span text:style-name="T227">Reintjes, P.B. Phase-Locked Waveform Generator,<text:s/></text:span><text:span text:style-name="T228">E</text:span><text:span text:style-name="T229">lectronics</text:span><text:span text:style-name="T230">, February 1978, McGraw-</text:span><text:span text:style-name="T231">Hill.</text:span></text:p>
      <text:p text:style-name="P232"><text:span text:style-name="T233">Reintjes, P.B. Self-gating Sample-and-Hold<text:s/></text:span><text:span text:style-name="T234">C</text:span><text:span text:style-name="T235">ontrols Oscillator Frequency,<text:s/></text:span><text:span text:style-name="T236">Electronics</text:span><text:span text:style-name="T237">, June 1977.</text:span></text:p>
      <text:p text:style-name="P238"/>
      <text:p text:style-name="P239"/>
      <text:h text:style-name="P240" text:outline-level="1"/>
      <text:h text:style-name="P241" text:outline-level="1">D.<text:tab/>Research Support</text:h>
      <text:p text:style-name="Normal"/>
      <text:p text:style-name="DataField11pt-Sing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;Helvetica" svg:font-family="Arial;Helvetica" style:font-family-generic="roman" svg:panose-1="0 0 0 0 0 0 0 0 0 0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2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border-top="0.0069in solid #00000A" fo:border-left="0in solid #FFFFFF" fo:border-bottom="0in solid #FFFFFF" fo:border-right="0in solid #FFFFFF" fo:padding-top="0in" fo:padding-left="0.4305in" fo:padding-bottom="0.4305in" fo:padding-right="0.4305in" style:shadow="none" fo:text-align="center"/>
      <style:text-properties style:font-name-complex="Arial" fo:font-weight="bold" style:font-weight-asian="bold" style:font-weight-complex="bold" style:font-size-complex="11pt" fo:hyphenate="false"/>
    </style:style>
    <style:style style:name="Heading2" style:display-name="Heading 2" style:family="paragraph" style:parent-style-name="Subtitle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paragraph-properties fo:widows="0" fo:orphans="0"/>
      <style:text-properties style:font-name="Times New Roman" style:font-name-asian="Times New Roman" style:font-name-complex="Times New Roman" fo:font-size="10pt" style:font-size-asian="10pt" style:font-size-complex="10pt" fo:hyphenate="false"/>
    </style:style>
    <style:style style:name="Normal" style:display-name="Normal" style:family="paragraph">
      <style:paragraph-properties style:punctuation-wrap="simple"/>
      <style:text-properties style:font-name="Arial" style:font-name-asian="Times New Roman" style:font-name-complex="Times New Roman" fo:color="#00000A" style:font-size-complex="12pt" fo:hyphenate="false"/>
    </style:style>
    <style:style style:name="DefaultParagraphFont" style:display-name="Default Paragraph Font" style:family="text"/>
    <style:style style:name="BodyTextIndentChar" style:display-name="Body Text Indent Char" style:family="text" style:parent-style-name="DefaultParagraphFont">
      <style:text-properties style:font-name="Arial" style:font-name-complex="Arial" fo:color="#FF0000"/>
    </style:style>
    <style:style style:name="DataField11pt-SingleChar" style:display-name="Data Field 11pt-Single Char" style:family="text" style:parent-style-name="DefaultParagraphFont">
      <style:text-properties style:font-name="Arial" style:font-name-complex="Arial" fo:font-size="11pt" style:font-size-asian="11pt" fo:language="en" fo:country="US" style:language-asian="en" style:country-asian="US" style:language-complex="ar" style:country-complex="SA"/>
    </style:style>
    <style:style style:name="PageNumber" style:display-name="Page Number" style:family="text" style:parent-style-name="DefaultParagraphFont">
      <style:text-properties style:font-name="Arial" fo:font-size="10pt" style:font-size-asian="10pt" style:text-underline-type="single" style:text-underline-style="solid" style:text-underline-width="auto" style:text-underline-mode="continuous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SubtitleChar" style:display-name="Subtitle Char" style:family="text" style:parent-style-name="DefaultParagraphFont">
      <style:text-properties style:font-name="Arial" fo:font-weight="bold" style:font-weight-asian="bold" fo:font-size="11pt" style:font-size-asian="11pt" style:font-size-complex="12pt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3Char" style:display-name="Heading 3 Char" style:family="text" style:parent-style-name="DefaultParagraphFont">
      <style:text-properties style:font-name="Arial"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="Arial"/>
    </style:style>
    <style:style style:name="CommentSubjectChar" style:display-name="Comment Subject Char" style:family="text" style:parent-style-name="CommentTextChar">
      <style:text-properties style:font-name="Arial" fo:font-weight="bold" style:font-weight-asian="bold" style:font-weight-complex="bold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TitleChar" style:display-name="Title Char" style:family="text" style:parent-style-name="DefaultParagraphFont">
      <style:text-properties style:font-name="Arial" fo:font-weight="bold" style:font-weight-asian="bold" fo:font-size="11pt" style:font-size-asian="11pt" style:font-size-complex="12pt"/>
    </style:style>
    <style:style style:name="BodyTextChar" style:display-name="Body Text Char" style:family="text" style:parent-style-name="DefaultParagraphFont">
      <style:text-properties style:font-name="Arial" fo:font-size="11pt" style:font-size-asian="11pt" style:font-size-complex="12pt"/>
    </style:style>
    <style:style style:name="ListLabel1" style:display-name="ListLabel 1" style:family="text">
      <style:text-properties style:font-name-complex="Times New Roman"/>
    </style:style>
    <style:style style:name="WW8Num14z0" style:display-name="WW8Num14z0" style:family="text">
      <style:text-properties style:font-name="Symbol" style:font-name-complex="Symbol" fo:font-size="10pt" style:font-size-asian="10pt"/>
    </style:style>
    <style:style style:name="WW8Num14z1" style:display-name="WW8Num14z1" style:family="text">
      <style:text-properties style:font-name="Courier New" style:font-name-complex="Courier New" fo:font-size="10pt" style:font-size-asian="10pt"/>
    </style:style>
    <style:style style:name="WW8Num14z2" style:display-name="WW8Num14z2" style:family="text">
      <style:text-properties style:font-name="Wingdings" style:font-name-complex="Wingdings" fo:font-size="10pt" style:font-size-asian="10pt"/>
    </style:style>
    <style:style style:name="jrnl" style:display-name="jrnl" style:family="text"/>
    <style:style style:name="src" style:display-name="src" style:family="text"/>
    <style:style style:name="apple-converted-space" style:display-name="apple-converted-space" style:family="text" style:parent-style-name="DefaultParagraphFont"/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 fo:font-size="10pt" style:font-size-asian="10pt"/>
    </style:style>
    <style:style style:name="ListLabel4" style:display-name="ListLabel 4" style:family="text">
      <style:text-properties style:font-name-complex="Courier New" fo:font-size="10pt" style:font-size-asian="10pt"/>
    </style:style>
    <style:style style:name="ListLabel5" style:display-name="ListLabel 5" style:family="text">
      <style:text-properties style:font-name-complex="Wingdings" fo:font-size="10pt" style:font-size-asian="10pt"/>
    </style:style>
    <style:style style:name="Heading" style:display-name="Heading" style:family="paragraph" style:parent-style-name="Normal" style:next-style-name="TextBody">
      <style:paragraph-properties fo:keep-with-next="always" fo:margin-top="0.1666in" fo:margin-bottom="0.0833in"/>
      <style:text-properties style:font-name="Arial;Helvetica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="Calibri" style:font-name-complex="Mangal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="Calibri"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Normal">
      <style:paragraph-properties text:number-lines="false"/>
      <style:text-properties style:font-name="Calibri" style:font-name-complex="Mangal" fo:hyphenate="false"/>
    </style:style>
    <style:style style:name="Subtitle" style:display-name="Subtitle" style:family="paragraph" style:parent-style-name="Normal">
      <style:paragraph-properties fo:keep-with-next="always" fo:margin-top="0.25in" fo:margin-bottom="0.0833in"/>
      <style:text-properties fo:font-weight="bold" style:font-weight-asian="bold" fo:hyphenate="false"/>
    </style:style>
    <style:style style:name="ListBullet" style:display-name="List Bullet" style:family="paragraph" style:parent-style-name="Normal">
      <style:text-properties style:font-name="Times" style:font-name-complex="Times" fo:hyphenate="false"/>
    </style:style>
    <style:style style:name="ListBullet2" style:display-name="List Bullet 2" style:family="paragraph" style:parent-style-name="Normal">
      <style:text-properties style:font-name="Times" style:font-name-complex="Times" fo:hyphenate="false"/>
    </style:style>
    <style:style style:name="ListBullet3" style:display-name="List Bullet 3" style:family="paragraph" style:parent-style-name="Normal">
      <style:text-properties style:font-name="Times" style:font-name-complex="Times" fo:hyphenate="false"/>
    </style:style>
    <style:style style:name="ListBullet4" style:display-name="List Bullet 4" style:family="paragraph" style:parent-style-name="Normal">
      <style:text-properties style:font-name="Times" style:font-name-complex="Times" fo:hyphenate="false"/>
    </style:style>
    <style:style style:name="ListBullet5" style:display-name="List Bullet 5" style:family="paragraph" style:parent-style-name="Normal">
      <style:text-properties style:font-name="Times" style:font-name-complex="Times" fo:hyphenate="false"/>
    </style:style>
    <style:style style:name="ListNumber" style:display-name="List Number" style:family="paragraph" style:parent-style-name="Normal">
      <style:text-properties style:font-name="Times" style:font-name-complex="Times" fo:hyphenate="false"/>
    </style:style>
    <style:style style:name="ListNumber2" style:display-name="List Number 2" style:family="paragraph" style:parent-style-name="Normal">
      <style:text-properties style:font-name="Times" style:font-name-complex="Times" fo:hyphenate="false"/>
    </style:style>
    <style:style style:name="ListNumber3" style:display-name="List Number 3" style:family="paragraph" style:parent-style-name="Normal">
      <style:text-properties style:font-name="Times" style:font-name-complex="Times" fo:hyphenate="false"/>
    </style:style>
    <style:style style:name="ListNumber4" style:display-name="List Number 4" style:family="paragraph" style:parent-style-name="Normal">
      <style:text-properties style:font-name="Times" style:font-name-complex="Times" fo:hyphenate="false"/>
    </style:style>
    <style:style style:name="ListNumber5" style:display-name="List Number 5" style:family="paragraph" style:parent-style-name="Normal">
      <style:text-properties style:font-name="Times" style:font-name-complex="Times" fo:hyphenate="false"/>
    </style:style>
    <style:style style:name="TextBodyIndent" style:display-name="Text Body Indent" style:family="paragraph" style:parent-style-name="Normal">
      <style:paragraph-properties fo:text-align="justify" fo:margin-left="0.5in">
        <style:tab-stops/>
      </style:paragraph-properties>
      <style:text-properties style:font-name-complex="Arial" fo:color="#FF0000" fo:font-size="10pt" style:font-size-asian="10pt" style:font-size-complex="10pt" fo:hyphenate="false"/>
    </style:style>
    <style:style style:name="NormalWeb" style:display-name="Normal (Web)" style:family="paragraph" style:parent-style-name="Normal">
      <style:paragraph-properties fo:margin-top="0.1944in" fo:margin-bottom="0.1944in"/>
      <style:text-properties style:font-name-asian="Arial Unicode MS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DataField11pt-Single" style:display-name="Data Field 11pt-Single" style:family="paragraph" style:parent-style-name="Normal">
      <style:text-properties style:font-name-complex="Arial" style:font-size-complex="10pt" fo:hyphenate="false"/>
    </style:style>
    <style:style style:name="HeadingNote" style:display-name="Heading Note" style:family="paragraph" style:parent-style-name="Normal">
      <style:paragraph-properties fo:border-top="0in solid #FFFFFF" fo:border-left="0in solid #FFFFFF" fo:border-bottom="0.0069in solid #00000A" fo:border-right="0in solid #FFFFFF" fo:padding-top="0.4305in" fo:padding-left="0.4305in" fo:padding-bottom="0in" fo:padding-right="0.4305in" style:shadow="#000000 0.0069in 0in" fo:text-align="center" fo:margin-top="0.0277in" fo:margin-bottom="0.0277in"/>
      <style:text-properties style:font-name-complex="Arial" style:font-style-complex="italic" fo:font-size="8pt" style:font-size-asian="8pt" style:font-size-complex="8pt" fo:hyphenate="false"/>
    </style:style>
    <style:style style:name="FormFieldCaption" style:display-name="Form Field Caption" style:family="paragraph" style:parent-style-name="Normal">
      <style:paragraph-properties>
        <style:tab-stops>
          <style:tab-stop style:type="left" style:position="0.1875in"/>
        </style:tab-stops>
      </style:paragraph-properties>
      <style:text-properties style:font-name-complex="Arial" fo:font-size="8pt" style:font-size-asian="8pt" style:font-size-complex="8pt" fo:hyphenate="false"/>
    </style:style>
    <style:style style:name="Subtitle2" style:display-name="Subtitle 2" style:family="paragraph" style:parent-style-name="Subtitle">
      <style:paragraph-properties fo:margin-top="0.1666in" fo:margin-bottom="0in"/>
      <style:text-properties style:font-weight-complex="bold" style:font-size-complex="10pt" style:text-underline-type="single" style:text-underline-style="solid" style:text-underline-width="auto" style:text-underline-mode="continuous" fo:hyphenate="false"/>
    </style:style>
    <style:style style:name="OMBInfo" style:display-name="OMB Info" style:family="paragraph" style:parent-style-name="Normal">
      <style:paragraph-properties fo:text-align="end" fo:margin-bottom="0.0833in"/>
      <style:text-properties fo:font-size="8pt" style:font-size-asian="8pt" fo:hyphenate="false"/>
    </style:style>
    <style:style style:name="FormFieldCaption1" style:display-name="Form Field Caption1" style:family="paragraph" style:parent-style-name="FormFieldCaption">
      <style:paragraph-properties fo:margin-bottom="0.1111in"/>
      <style:text-properties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itle" style:display-name="Title" style:family="paragraph" style:parent-style-name="Normal">
      <style:paragraph-properties fo:border-top="0.0069in solid #00000A" fo:border-left="0in solid #FFFFFF" fo:border-bottom="0in solid #FFFFFF" fo:border-right="0in solid #FFFFFF" fo:padding-top="0in" fo:padding-left="0.4305in" fo:padding-bottom="0.4305in" fo:padding-right="0.4305in" style:shadow="none" fo:text-align="center" fo:margin-top="0.1666in" fo:margin-bottom="0in"/>
      <style:text-properties fo:font-weight="bold" style:font-weight-asian="bold" fo:hyphenate="false"/>
    </style:style>
    <style:style style:name="HTMLPreformatted" style:display-name="HTML Preformatted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rprtbody" style:display-name="rprtbody" style:family="paragraph" style:parent-style-name="Normal">
      <style:paragraph-properties fo:margin-top="0.1944in" fo:margin-bottom="0.1944in"/>
      <style:text-properties fo:hyphenate="false"/>
    </style:style>
    <style:style style:name="PlainText" style:display-name="Plain Text" style:family="paragraph" style:parent-style-name="Normal">
      <style:text-properties style:font-name="Courier New" style:font-name-complex="Courier New" fo:hyphenate="false"/>
    </style:style>
    <style:style style:name="BodyText2" style:display-name="Body Text 2" style:family="paragraph" style:parent-style-name="Normal">
      <style:text-properties fo:hyphenate="false"/>
    </style:style>
    <style:style style:name="TableContents" style:display-name="Table Contents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in" fo:margin-left="0.5in" fo:margin-bottom="0in" fo:margin-right="0.5in" style:num-format="1" style:writing-mode="lr-tb">
        <style:footnote-sep style:width="0.007in" style:rel-width="33%" style:color="#00000A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MB No. 0925-0046, Biographical Sketch Format Page</dc:title>
    <dc:subject>DHHS, Public Health Service Grant Application</dc:subject>
    <meta:keyword>PHS Grant Application 0925-0001/0002 (Rev. 08/12) Biographical Sketch Format Page</meta:keyword>
    <meta:initial-creator>Office of Extramural Programs</meta:initial-creator>
    <dc:creator>Peter Reintjes</dc:creator>
    <meta:creation-date>2015-02-09T17:44:00Z</meta:creation-date>
    <dc:date>2015-02-09T17:45:00Z</dc:date>
    <meta:print-date>2015-02-09T17:26:00Z</meta:print-date>
    <meta:template xlink:href="Normal.dotm" xlink:type="simple"/>
    <meta:editing-cycles>2</meta:editing-cycles>
    <meta:editing-duration>PT60S</meta:editing-duration>
    <meta:document-statistic meta:page-count="4" meta:paragraph-count="18" meta:word-count="1370" meta:character-count="9166" meta:row-count="65" meta:non-whitespace-character-count="7814"/>
  </office:meta>
</office:document-meta>
</file>